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Tahoma" svg:font-family="Tahoma" style:font-family-generic="swiss"/>
    <style:font-face style:name="DejaVu Sans Mono" svg:font-family="'DejaVu Sans Mono'" style:font-family-generic="modern" style:font-pitch="fixed"/>
    <style:font-face style:name="NSimSun" svg:font-family="NSimSun" style:font-family-generic="modern" style:font-pitch="fixed"/>
    <style:font-face style:name="110_Besmellah" svg:font-family="110_Besmellah" style:font-pitch="variable"/>
    <style:font-face style:name="2  Nazanin" svg:font-family="'2  Nazanin'" style:font-pitch="variable"/>
    <style:font-face style:name="2  Nazanin1" svg:font-family="'2  Nazanin'" style:font-adornments="Regular" style:font-pitch="variable"/>
    <style:font-face style:name="B Nazanin1" svg:font-family="'B Nazanin'" style:font-adornments="Bold" style:font-pitch="variable"/>
    <style:font-face style:name="B Nazanin" svg:font-family="'B Nazanin'" style:font-adornments="Regular" style:font-pitch="variable"/>
    <style:font-face style:name="B Titr" svg:font-family="'B Titr'" style:font-adornments="Bold" style:font-pitch="variable"/>
    <style:font-face style:name="Arial1"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left">
      <style:paragraph-properties fo:text-align="start" style:justify-single-word="false"/>
      <style:text-properties officeooo:paragraph-rsid="0356679e"/>
    </style:style>
    <style:style style:name="P2" style:family="paragraph" style:parent-style-name="Header_20_left">
      <style:paragraph-properties fo:text-align="start" style:justify-single-word="false"/>
      <style:text-properties officeooo:paragraph-rsid="03503af4"/>
    </style:style>
    <style:style style:name="P3" style:family="paragraph" style:parent-style-name="Header_20_left">
      <style:paragraph-properties fo:text-align="end" style:justify-single-word="false"/>
      <style:text-properties officeooo:paragraph-rsid="034c5a02"/>
    </style:style>
    <style:style style:name="P4" style:family="paragraph" style:parent-style-name="Header_20_left">
      <style:paragraph-properties fo:text-align="end" style:justify-single-word="false"/>
      <style:text-properties officeooo:paragraph-rsid="0351da47"/>
    </style:style>
    <style:style style:name="P5" style:family="paragraph" style:parent-style-name="Header">
      <style:paragraph-properties fo:text-align="start" style:justify-single-word="false" fo:padding="0.0291in" fo:border-left="none" fo:border-right="none" fo:border-top="none" fo:border-bottom="0.99pt solid #000000" style:join-border="false"/>
      <style:text-properties officeooo:paragraph-rsid="02389059"/>
    </style:style>
    <style:style style:name="P6" style:family="paragraph" style:parent-style-name="Header">
      <style:paragraph-properties fo:text-align="end" style:justify-single-word="false" fo:padding="0.0291in" fo:border-left="none" fo:border-right="none" fo:border-top="none" fo:border-bottom="0.99pt solid #000000" style:writing-mode="rl-tb" style:join-border="false"/>
    </style:style>
    <style:style style:name="P7" style:family="paragraph" style:parent-style-name="Title">
      <style:text-properties officeooo:paragraph-rsid="01963c98"/>
    </style:style>
    <style:style style:name="P8" style:family="paragraph" style:parent-style-name="Text_20_body">
      <style:paragraph-properties fo:text-align="center" style:justify-single-word="false"/>
      <style:text-properties officeooo:rsid="035b2f57" officeooo:paragraph-rsid="035a8268"/>
    </style:style>
    <style:style style:name="P9" style:family="paragraph" style:parent-style-name="Text_20_body">
      <style:paragraph-properties fo:text-align="end" style:justify-single-word="false"/>
      <style:text-properties officeooo:paragraph-rsid="0150934e"/>
    </style:style>
    <style:style style:name="P10" style:family="paragraph" style:parent-style-name="Text_20_body">
      <style:text-properties officeooo:rsid="036992f1"/>
    </style:style>
    <style:style style:name="P11" style:family="paragraph" style:parent-style-name="Text_20_body">
      <style:text-properties officeooo:paragraph-rsid="035a8268"/>
    </style:style>
    <style:style style:name="P12" style:family="paragraph" style:parent-style-name="Text_20_body">
      <style:text-properties officeooo:paragraph-rsid="035ae18f"/>
    </style:style>
    <style:style style:name="P13" style:family="paragraph" style:parent-style-name="Text_20_body">
      <style:paragraph-properties fo:text-align="center" style:justify-single-word="false"/>
      <style:text-properties style:font-name="2  Nazanin" fo:font-size="14pt" fo:font-weight="bold" officeooo:rsid="0379c06c" officeooo:paragraph-rsid="0379c06c" style:font-name-asian="Microsoft YaHei" style:font-size-asian="14pt" style:font-name-complex="B Nazanin1" style:font-size-complex="16pt" style:font-weight-complex="bold"/>
    </style:style>
    <style:style style:name="P14" style:family="paragraph" style:parent-style-name="Text_20_body">
      <style:text-properties officeooo:rsid="03826143" officeooo:paragraph-rsid="03826143"/>
    </style:style>
    <style:style style:name="P15" style:family="paragraph" style:parent-style-name="Text_20_body">
      <style:text-properties officeooo:rsid="03855b64" officeooo:paragraph-rsid="03855b64"/>
    </style:style>
    <style:style style:name="P16" style:family="paragraph" style:parent-style-name="Text_20_body">
      <style:text-properties officeooo:rsid="03880faa" officeooo:paragraph-rsid="03880faa"/>
    </style:style>
    <style:style style:name="P17" style:family="paragraph" style:parent-style-name="Text_20_body">
      <style:text-properties officeooo:rsid="038ae209" officeooo:paragraph-rsid="038ae209"/>
    </style:style>
    <style:style style:name="P18" style:family="paragraph" style:parent-style-name="Text_20_body">
      <style:text-properties officeooo:rsid="038baca0" officeooo:paragraph-rsid="038baca0"/>
    </style:style>
    <style:style style:name="P19" style:family="paragraph" style:parent-style-name="Text_20_body">
      <style:text-properties officeooo:rsid="038d9916" officeooo:paragraph-rsid="038d9916"/>
    </style:style>
    <style:style style:name="P20" style:family="paragraph" style:parent-style-name="Text_20_body">
      <style:text-properties officeooo:rsid="03904101" officeooo:paragraph-rsid="03904101"/>
    </style:style>
    <style:style style:name="P21" style:family="paragraph" style:parent-style-name="Text_20_body">
      <style:text-properties officeooo:rsid="0396a948" officeooo:paragraph-rsid="0396a948"/>
    </style:style>
    <style:style style:name="P22" style:family="paragraph" style:parent-style-name="Text_20_body">
      <style:text-properties officeooo:rsid="0396b87f" officeooo:paragraph-rsid="0396b87f"/>
    </style:style>
    <style:style style:name="P23" style:family="paragraph" style:parent-style-name="Text_20_body">
      <style:text-properties officeooo:rsid="0397048d" officeooo:paragraph-rsid="0397048d"/>
    </style:style>
    <style:style style:name="P24" style:family="paragraph" style:parent-style-name="Text_20_body">
      <style:text-properties officeooo:rsid="0398bb1c" officeooo:paragraph-rsid="0398bb1c"/>
    </style:style>
    <style:style style:name="P25" style:family="paragraph" style:parent-style-name="Text_20_body">
      <style:text-properties officeooo:rsid="039b6ca4" officeooo:paragraph-rsid="039b6ca4"/>
    </style:style>
    <style:style style:name="P26" style:family="paragraph" style:parent-style-name="Text_20_body">
      <style:text-properties officeooo:rsid="039f6d76" officeooo:paragraph-rsid="039f6d76"/>
    </style:style>
    <style:style style:name="P27" style:family="paragraph" style:parent-style-name="Text_20_body">
      <style:text-properties officeooo:rsid="03a11f40" officeooo:paragraph-rsid="03a11f40"/>
    </style:style>
    <style:style style:name="P28" style:family="paragraph" style:parent-style-name="Text_20_body">
      <style:text-properties officeooo:rsid="03a3d31b" officeooo:paragraph-rsid="03a3d31b"/>
    </style:style>
    <style:style style:name="P29" style:family="paragraph" style:parent-style-name="Text_20_body">
      <style:text-properties officeooo:rsid="0395a93a" officeooo:paragraph-rsid="0395a93a"/>
    </style:style>
    <style:style style:name="P30" style:family="paragraph" style:parent-style-name="Standard">
      <style:text-properties officeooo:paragraph-rsid="0362df21"/>
    </style:style>
    <style:style style:name="P31" style:family="paragraph" style:parent-style-name="Subtitle">
      <style:text-properties style:font-name="2  Nazanin" fo:font-size="14pt" officeooo:rsid="035a1ef3" officeooo:paragraph-rsid="035cec80" style:font-name-asian="Microsoft YaHei" style:font-size-complex="16pt"/>
    </style:style>
    <style:style style:name="P32" style:family="paragraph" style:parent-style-name="Standard">
      <style:paragraph-properties fo:text-align="center" style:justify-single-word="false" fo:break-before="page"/>
      <style:text-properties style:font-name="110_Besmellah" fo:font-size="140pt" officeooo:rsid="0368153a" style:font-size-asian="140pt" style:font-size-complex="140pt"/>
    </style:style>
    <style:style style:name="P33" style:family="paragraph" style:parent-style-name="Text_20_body" style:master-page-name="First_20_Page">
      <style:paragraph-properties fo:text-align="end" style:justify-single-word="false" style:page-number="auto" fo:break-before="auto" fo:break-after="auto"/>
    </style:style>
    <style:style style:name="P34" style:family="paragraph" style:parent-style-name="Text_20_body">
      <style:text-properties officeooo:rsid="037f0a0a" officeooo:paragraph-rsid="03aef082"/>
    </style:style>
    <style:style style:name="P35" style:family="paragraph" style:parent-style-name="Text_20_body">
      <style:text-properties officeooo:rsid="03a3d31b" officeooo:paragraph-rsid="03a3d31b"/>
    </style:style>
    <style:style style:name="P36" style:family="paragraph" style:parent-style-name="Text_20_body">
      <style:text-properties officeooo:paragraph-rsid="03b5d7d1"/>
    </style:style>
    <style:style style:name="P37" style:family="paragraph" style:parent-style-name="Text_20_body">
      <style:text-properties officeooo:rsid="03ba6984" officeooo:paragraph-rsid="03ba6984"/>
    </style:style>
    <style:style style:name="P38" style:family="paragraph" style:parent-style-name="Text_20_body" style:list-style-name="L1">
      <style:text-properties fo:font-weight="bold" officeooo:rsid="03bc70d0" officeooo:paragraph-rsid="03bc70d0"/>
    </style:style>
    <style:style style:name="P39" style:family="paragraph" style:parent-style-name="Text_20_body" style:list-style-name="L1">
      <style:text-properties fo:font-weight="bold" officeooo:paragraph-rsid="03c0070e"/>
    </style:style>
    <style:style style:name="P40" style:family="paragraph" style:parent-style-name="Text_20_body">
      <style:text-properties fo:font-weight="bold" officeooo:rsid="03be3fad" officeooo:paragraph-rsid="03be3fad"/>
    </style:style>
    <style:style style:name="P41" style:family="paragraph" style:parent-style-name="Text_20_body">
      <style:text-properties officeooo:rsid="03c9a01e" officeooo:paragraph-rsid="03c9a01e"/>
    </style:style>
    <style:style style:name="P42" style:family="paragraph" style:parent-style-name="Text_20_body">
      <style:text-properties officeooo:rsid="038fc9fd" officeooo:paragraph-rsid="038fc9fd"/>
    </style:style>
    <style:style style:name="P43" style:family="paragraph" style:parent-style-name="Text_20_body">
      <style:text-properties officeooo:rsid="038fc9fd" officeooo:paragraph-rsid="03d21f8b"/>
    </style:style>
    <style:style style:name="P44" style:family="paragraph" style:parent-style-name="Text_20_body">
      <style:text-properties officeooo:rsid="03cab0e5" officeooo:paragraph-rsid="03d2a33d"/>
    </style:style>
    <style:style style:name="P45" style:family="paragraph" style:parent-style-name="Text_20_body">
      <style:text-properties officeooo:rsid="03d05d15" officeooo:paragraph-rsid="03d2a33d"/>
    </style:style>
    <style:style style:name="P46" style:family="paragraph" style:parent-style-name="Text_20_body">
      <style:text-properties officeooo:rsid="038baca0" officeooo:paragraph-rsid="04196944"/>
    </style:style>
    <style:style style:name="P47" style:family="paragraph" style:parent-style-name="Text_20_body">
      <style:text-properties officeooo:rsid="043a9737" officeooo:paragraph-rsid="043a9737"/>
    </style:style>
    <style:style style:name="P48" style:family="paragraph" style:parent-style-name="Heading_20_2">
      <style:text-properties officeooo:rsid="038dccbe" officeooo:paragraph-rsid="038dccbe"/>
    </style:style>
    <style:style style:name="P49" style:family="paragraph" style:parent-style-name="Heading_20_2">
      <style:text-properties officeooo:rsid="0397048d" officeooo:paragraph-rsid="0397048d"/>
    </style:style>
    <style:style style:name="P50" style:family="paragraph" style:parent-style-name="Heading_20_2">
      <style:text-properties officeooo:rsid="039cfe3f" officeooo:paragraph-rsid="039cfe3f"/>
    </style:style>
    <style:style style:name="P51" style:family="paragraph" style:parent-style-name="Heading_20_2">
      <style:text-properties officeooo:rsid="03ba1b19" officeooo:paragraph-rsid="03ba1b19"/>
    </style:style>
    <style:style style:name="P52" style:family="paragraph" style:parent-style-name="Heading_20_1">
      <style:text-properties officeooo:rsid="03817553" officeooo:paragraph-rsid="03817553"/>
    </style:style>
    <style:style style:name="P53" style:family="paragraph" style:parent-style-name="Heading_20_1">
      <style:text-properties officeooo:rsid="0395f667" officeooo:paragraph-rsid="0395f667"/>
    </style:style>
    <style:style style:name="P54" style:family="paragraph" style:parent-style-name="Heading_20_1" style:master-page-name="Standard">
      <style:paragraph-properties style:page-number="1" fo:break-before="page"/>
      <style:text-properties officeooo:rsid="037d1c4d" officeooo:paragraph-rsid="037d1c4d"/>
    </style:style>
    <style:style style:name="P55" style:family="paragraph" style:parent-style-name="Code">
      <style:text-properties officeooo:paragraph-rsid="03a3d31b"/>
    </style:style>
    <style:style style:name="P56" style:family="paragraph" style:parent-style-name="Code">
      <style:text-properties officeooo:rsid="03880faa" officeooo:paragraph-rsid="03880faa"/>
    </style:style>
    <style:style style:name="P57" style:family="paragraph" style:parent-style-name="Code">
      <style:text-properties officeooo:rsid="03880faa" officeooo:paragraph-rsid="038baca0"/>
    </style:style>
    <style:style style:name="P58" style:family="paragraph" style:parent-style-name="Code">
      <style:text-properties officeooo:rsid="038959d2" officeooo:paragraph-rsid="038959d2"/>
    </style:style>
    <style:style style:name="P59" style:family="paragraph" style:parent-style-name="Code">
      <style:text-properties officeooo:rsid="0391cf49" officeooo:paragraph-rsid="0391cf49"/>
    </style:style>
    <style:style style:name="P60" style:family="paragraph" style:parent-style-name="Code">
      <style:text-properties officeooo:rsid="0390bdbb" officeooo:paragraph-rsid="0390bdbb"/>
    </style:style>
    <style:style style:name="P61" style:family="paragraph" style:parent-style-name="Code">
      <style:text-properties officeooo:rsid="0396a948" officeooo:paragraph-rsid="0396a948"/>
    </style:style>
    <style:style style:name="P62" style:family="paragraph" style:parent-style-name="Code" style:list-style-name="Code_20_Numbering">
      <style:text-properties officeooo:paragraph-rsid="0396b87f"/>
    </style:style>
    <style:style style:name="P63" style:family="paragraph" style:parent-style-name="Code">
      <style:text-properties officeooo:rsid="0397048d" officeooo:paragraph-rsid="0397048d"/>
    </style:style>
    <style:style style:name="P64" style:family="paragraph" style:parent-style-name="Code">
      <style:text-properties officeooo:rsid="03a11f40" officeooo:paragraph-rsid="03a11f40"/>
    </style:style>
    <style:style style:name="P65" style:family="paragraph" style:parent-style-name="Code">
      <style:text-properties officeooo:rsid="03cff331" officeooo:paragraph-rsid="03d2a33d"/>
    </style:style>
    <style:style style:name="P66" style:family="paragraph" style:parent-style-name="Contents_20_Heading">
      <style:paragraph-properties fo:break-before="page"/>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Footnote">
      <style:paragraph-properties fo:text-align="start" style:justify-single-word="false" style:writing-mode="lr-tb"/>
      <style:text-properties officeooo:rsid="03b5d7d1" officeooo:paragraph-rsid="03b5d7d1"/>
    </style:style>
    <style:style style:name="P70" style:family="paragraph" style:parent-style-name="Footnote">
      <style:paragraph-properties fo:text-align="start" style:justify-single-word="false" style:writing-mode="lr-tb"/>
      <style:text-properties officeooo:rsid="04189bd8" officeooo:paragraph-rsid="04189bd8"/>
    </style:style>
    <style:style style:name="T1" style:family="text">
      <style:text-properties officeooo:rsid="037fa595"/>
    </style:style>
    <style:style style:name="T2" style:family="text">
      <style:text-properties officeooo:rsid="03880faa"/>
    </style:style>
    <style:style style:name="T3" style:family="text">
      <style:text-properties officeooo:rsid="038baca0"/>
    </style:style>
    <style:style style:name="T4" style:family="text">
      <style:text-properties officeooo:rsid="0399d334"/>
    </style:style>
    <style:style style:name="T5" style:family="text">
      <style:text-properties officeooo:rsid="03ad3b67"/>
    </style:style>
    <style:style style:name="T6" style:family="text">
      <style:text-properties officeooo:rsid="03b5d7d1"/>
    </style:style>
    <style:style style:name="T7" style:family="text">
      <style:text-properties style:language-complex="fa" style:country-complex="IR"/>
    </style:style>
    <style:style style:name="T8" style:family="text">
      <style:text-properties officeooo:rsid="03b5d7d1" style:language-complex="fa" style:country-complex="IR"/>
    </style:style>
    <style:style style:name="T9" style:family="text">
      <style:text-properties officeooo:rsid="03b69b36" style:language-complex="fa" style:country-complex="IR"/>
    </style:style>
    <style:style style:name="T10" style:family="text">
      <style:text-properties officeooo:rsid="03b7afaf" style:language-complex="fa" style:country-complex="IR"/>
    </style:style>
    <style:style style:name="T11" style:family="text">
      <style:text-properties officeooo:rsid="03b88c41" style:language-complex="fa" style:country-complex="IR"/>
    </style:style>
    <style:style style:name="T12" style:family="text">
      <style:text-properties officeooo:rsid="03ba3d11" style:language-complex="fa" style:country-complex="IR"/>
    </style:style>
    <style:style style:name="T13" style:family="text">
      <style:text-properties officeooo:rsid="03bc70d0" style:language-complex="fa" style:country-complex="IR"/>
    </style:style>
    <style:style style:name="T14" style:family="text">
      <style:text-properties officeooo:rsid="03feea07" style:language-complex="fa" style:country-complex="IR"/>
    </style:style>
    <style:style style:name="T15" style:family="text">
      <style:text-properties officeooo:rsid="04026c7e" style:language-complex="fa" style:country-complex="IR"/>
    </style:style>
    <style:style style:name="T16" style:family="text">
      <style:text-properties officeooo:rsid="040c2979" style:language-complex="fa" style:country-complex="IR"/>
    </style:style>
    <style:style style:name="T17" style:family="text">
      <style:text-properties officeooo:rsid="03c092e1"/>
    </style:style>
    <style:style style:name="T18" style:family="text">
      <style:text-properties officeooo:rsid="03c74c42"/>
    </style:style>
    <style:style style:name="T19" style:family="text">
      <style:text-properties officeooo:rsid="03ccd276"/>
    </style:style>
    <style:style style:name="T20" style:family="text">
      <style:text-properties officeooo:rsid="03d49704"/>
    </style:style>
    <style:style style:name="T21" style:family="text">
      <style:text-properties officeooo:rsid="03d598cd"/>
    </style:style>
    <style:style style:name="T22" style:family="text">
      <style:text-properties officeooo:rsid="03d5b99f"/>
    </style:style>
    <style:style style:name="T23" style:family="text">
      <style:text-properties officeooo:rsid="03d6c089"/>
    </style:style>
    <style:style style:name="T24" style:family="text">
      <style:text-properties officeooo:rsid="03d7314a"/>
    </style:style>
    <style:style style:name="T25" style:family="text">
      <style:text-properties officeooo:rsid="03d8ffc7"/>
    </style:style>
    <style:style style:name="T26" style:family="text">
      <style:text-properties officeooo:rsid="03db8c31"/>
    </style:style>
    <style:style style:name="T27" style:family="text">
      <style:text-properties officeooo:rsid="03e36148"/>
    </style:style>
    <style:style style:name="T28" style:family="text">
      <style:text-properties officeooo:rsid="03ea19e8"/>
    </style:style>
    <style:style style:name="T29" style:family="text">
      <style:text-properties officeooo:rsid="03ededd9"/>
    </style:style>
    <style:style style:name="T30" style:family="text">
      <style:text-properties officeooo:rsid="040e94ea"/>
    </style:style>
    <style:style style:name="T31" style:family="text">
      <style:text-properties officeooo:rsid="04195b36"/>
    </style:style>
    <style:style style:name="T32" style:family="text">
      <style:text-properties officeooo:rsid="04196944"/>
    </style:style>
    <style:style style:name="T33" style:family="text">
      <style:text-properties officeooo:rsid="041e3e66"/>
    </style:style>
    <style:style style:name="T34" style:family="text">
      <style:text-properties officeooo:rsid="04224295"/>
    </style:style>
    <style:style style:name="T35" style:family="text">
      <style:text-properties officeooo:rsid="04336815"/>
    </style:style>
    <style:style style:name="T36" style:family="text">
      <style:text-properties officeooo:rsid="043dd93c"/>
    </style:style>
    <style:style style:name="T37" style:family="text">
      <style:text-properties officeooo:rsid="043e707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string" text:name="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شکل"/>
        <text:sequence-decl text:display-outline-level="0" text:name="جدول"/>
        <text:sequence-decl text:display-outline-level="0" text:name="نمودار"/>
        <text:sequence-decl text:display-outline-level="0" text:name="کد"/>
      </text:sequence-decls>
      <text:p text:style-name="P33"/>
      <text:p text:style-name="Text_20_body"/>
      <text:p text:style-name="Text_20_body"/>
      <text:p text:style-name="Text_20_body"/>
      <text:p text:style-name="Text_20_body"/>
      <text:p text:style-name="P7"><text:title>نصب راه اندازی و اجرای PySpark</text:title></text:p>
      <text:p text:style-name="Subtitle"><text:subject>پروژه درس تحلیل‌ها و سیستم‌های داده های حجیم</text:subject></text:p>
      <text:p text:style-name="Text_20_body"/>
      <text:p text:style-name="Text_20_body"/>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
      <text:p text:style-name="P11"/>
      <text:p text:style-name="Subtitle"/>
      <text:p text:style-name="Text_20_body"/>
      <text:p text:style-name="P31">تهیه کننده: سید حمید مهدوی</text:p>
      <text:p text:style-name="P13">استاد: دکتر حسن نادری</text:p>
      <text:p text:style-name="P12"/>
      <text:p text:style-name="P32">Y</text:p>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فهرست مطالب</text:p>
          </text:index-title>
          <text:p text:style-name="P68"><text:a xlink:type="simple" xlink:href="#__RefHeading__3675_819885812" text:style-name="Index_20_Link" text:visited-style-name="Index_20_Link">1 : مقدمه<text:tab/>1</text:a></text:p>
          <text:p text:style-name="P67"><text:a xlink:type="simple" xlink:href="#__RefHeading___Toc4038_1724631401" text:style-name="Index_20_Link" text:visited-style-name="Index_20_Link">1.1 : RDD<text:tab/>1</text:a></text:p>
          <text:p text:style-name="P68"><text:a xlink:type="simple" xlink:href="#__RefHeading___Toc2342_1791289261" text:style-name="Index_20_Link" text:visited-style-name="Index_20_Link">2 : نصب<text:tab/>1</text:a></text:p>
          <text:p text:style-name="P67"><text:a xlink:type="simple" xlink:href="#__RefHeading___Toc2344_1791289261" text:style-name="Index_20_Link" text:visited-style-name="Index_20_Link">2.1 : نصب هدوپ<text:tab/>1</text:a></text:p>
          <text:p text:style-name="P67"><text:a xlink:type="simple" xlink:href="#__RefHeading___Toc2346_1791289261" text:style-name="Index_20_Link" text:visited-style-name="Index_20_Link">2.2 : نصب اسپارک<text:tab/>2</text:a></text:p>
          <text:p text:style-name="P67"><text:a xlink:type="simple" xlink:href="#__RefHeading___Toc2348_1791289261" text:style-name="Index_20_Link" text:visited-style-name="Index_20_Link">2.3 : نصب به عنوان ماژول پایتون<text:tab/>2</text:a></text:p>
          <text:p text:style-name="P68"><text:a xlink:type="simple" xlink:href="#__RefHeading___Toc2350_1791289261" text:style-name="Index_20_Link" text:visited-style-name="Index_20_Link">3 : اجرا<text:tab/>2</text:a></text:p>
          <text:p text:style-name="P67"><text:a xlink:type="simple" xlink:href="#__RefHeading___Toc2352_1791289261" text:style-name="Index_20_Link" text:visited-style-name="Index_20_Link">3.1 : مستقیماً با استفاده از کنسول pyspark<text:tab/>2</text:a></text:p>
          <text:p text:style-name="P67"><text:a xlink:type="simple" xlink:href="#__RefHeading___Toc2354_1791289261" text:style-name="Index_20_Link" text:visited-style-name="Index_20_Link">3.2 : استفاده از spark-submit<text:tab/>3</text:a></text:p>
          <text:p text:style-name="P67"><text:a xlink:type="simple" xlink:href="#__RefHeading___Toc2356_1791289261" text:style-name="Index_20_Link" text:visited-style-name="Index_20_Link">3.3 : اجرای مستقیم کد پایتون<text:tab/>3</text:a></text:p>
        </text:index-body>
      </text:table-of-content>
      <text:p text:style-name="Text_20_body"/>
      <text:illustration-index text:style-name="Sect1" text:protected="true" text:name="Illustration Index1">
        <text:illustration-index-source text:caption-sequence-name="شکل" text:caption-sequence-format="text">
          <text:index-title-template text:style-name="Illustration_20_Index_20_Heading">فهرست تصاویر</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فهرست تصاویر</text:p>
          </text:index-title>
        </text:index-body>
      </text:illustration-index>
      <text:p text:style-name="P9"/>
      <text:table-index text:style-name="Sect1" text:protected="true" text:name="Index of Tables1">
        <text:table-index-source text:caption-sequence-name="جدول" text:caption-sequence-format="text">
          <text:index-title-template text:style-name="Table_20_index_20_heading">فهرست جداول</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فهرست جداول</text:p>
          </text:index-title>
        </text:index-body>
      </text:table-index>
      <text:p text:style-name="P30"/>
      <text:illustration-index text:style-name="Sect1" text:protected="true" text:name="Illustration Index1">
        <text:illustration-index-source text:caption-sequence-name="نمودار" text:caption-sequence-format="text">
          <text:index-title-template text:style-name="Illustration_20_Index_20_Heading">فهرست نمودارها</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فهرست نمودارها</text:p>
          </text:index-title>
        </text:index-body>
      </text:illustration-index>
      <text:p text:style-name="P10"/>
      <text:h text:style-name="P54" text:outline-level="1"><text:bookmark-start text:name="__RefHeading__3675_819885812"/>مقدمه<text:bookmark-end text:name="__RefHeading__3675_819885812"/></text:h>
      <text:p text:style-name="P34">اسپارک ابزاری قدرتمند برای کار بر روی داده‌های حجیم است. <text:span text:style-name="T5">این ابزار مدل MapReduse هدوپ رو گسترش داده است و توانسته به سرعت بالاتری از هدوپ دست یابد ولی این نکته قابل توجه است که اسپارک جایگزینی برای هدوپ نیست بلکه در زیست‌بوم آپاچی در کنار هدوپ قرار می گیرد.</text:span> </text:p>
      <text:p text:style-name="P34">این ابزار به صورت پیشفرض از زبان‌های اسکالا و پایتون و آر پشتیبانی می‌کند. <text:span text:style-name="T1">Pyspark کتابخانه‌ای است که به واسطه آن می‌توان با استفاده از پایتون از اسپارک استفاده کرد.</text:span> در این نوشتار به بررسی فرآیند نصب و راه اندازی و استفاده از pyspark پرداخته خواهد شد.</text:p>
      <text:p text:style-name="P28">این مستند و سایر مستندات و کد های مرتبط در مسیر </text:p>
      <text:list xml:id="list4086225540235204526" text:style-name="Code_20_Numbering">
        <text:list-item>
          <text:p text:style-name="P55">https://github.com/sahama/bigdata_project </text:p>
        </text:list-item>
      </text:list>
      <text:p text:style-name="P28">در دسترس خواهند بود.</text:p>
      <text:h text:style-name="P51" text:outline-level="2"><text:bookmark-start text:name="__RefHeading___Toc4038_1724631401"/>RDD<text:bookmark-end text:name="__RefHeading___Toc4038_1724631401"/></text:h>
      <text:p text:style-name="P36"><text:span text:style-name="T6">در اسپارک مفومی وجود دارد به نام «</text:span><text:span text:style-name="T7">مجموعه داده های توزیع انعطاف پذیر</text:span><text:span text:style-name="T8">»</text:span><text:span text:style-name="T8"><text:note text:id="ftn0" text:note-class="footnote"><text:note-citation>1</text:note-citation><text:note-body><text:p text:style-name="P69">Resilient Distributed Datasets</text:p></text:note-body></text:note></text:span><text:span text:style-name="T8"> </text:span><text:span text:style-name="T9">که ساختمان داده بنیادی اسپارک است. </text:span><text:span text:style-name="T10">هر مجموعه داده در RRD </text:span><text:span text:style-name="T11">به‌ صورت منطقی تقسیم به قسمت‌هایی می‌شود که هر کدام از قسمت‌ها ممکن از در یکی از گره مورد پردازش قرار گیرد </text:span><text:span text:style-name="T14">و اصولاً به شکل فقط خواندنی است.</text:span></text:p>
      <text:p text:style-name="P37"><text:span text:style-name="T7">در کل به دو صورت می‌توان از RDD استفاده کرد</text:span></text:p>
      <text:list xml:id="list6197726518653165743" text:style-name="L1">
        <text:list-item>
          <text:p text:style-name="P38"><text:span text:style-name="T7">parallelizing </text:span><text:span text:style-name="T15">که یک مجموعه داده برای داده‌های موجود بر روی راه انداز برنامه است.</text:span></text:p>
        </text:list-item>
        <text:list-item>
          <text:p text:style-name="P39"><text:span text:style-name="T13">r</text:span><text:span text:style-name="T7">eferencing a dataset </text:span><text:span text:style-name="T12">اگر قرار باشد از HDFS یا HBASE استفاده شود این ارتباط از طریق RDD خواهد بود.</text:span></text:p>
        </text:list-item>
      </text:list>
      <text:p text:style-name="P40"><text:span text:style-name="T7">یکی از دلایل اصلی که اسپارک از هدوپ سریع‌تر است همین RDD است</text:span><text:span text:style-name="T16"> که دسترسی های زیادی که در MR وجود دارد را تغییر می دهد.</text:span></text:p>
      <text:h text:style-name="P52" text:outline-level="1"><text:bookmark-start text:name="__RefHeading___Toc2342_1791289261"/>نصب<text:bookmark-end text:name="__RefHeading___Toc2342_1791289261"/></text:h>
      <text:p text:style-name="P14">برای نصب این ابزار از سیستم عامل debian 8 استفاده شده است و دستورات و فرآیند در این سیستم عامل تست شده است.</text:p>
      <text:p text:style-name="P15"><text:span text:style-name="T17">ممکن است در پیکربندی اسپارک به هدوپ نیاز باشد.</text:span> هم ابزار اسپارک و هم ابزار هدوپ را می‌توانید از سایت‌های مربوط در سایت آپاچی دانلود کنید ولی نسخه اسپارک هماهنگ با نسخه هدوپ را دریافت کنید. <text:span text:style-name="T2">در این تجربه از هدوپ نسخه 2.8 و اسپارک نسخه 2.1.1 و پایتون نسخه 3.4 که در مخازن دبیان موجود است استفاده شده است.</text:span></text:p>
      <text:h text:style-name="P48" text:outline-level="2"><text:bookmark-start text:name="__RefHeading___Toc2344_1791289261"/>نصب هدوپ<text:bookmark-end text:name="__RefHeading___Toc2344_1791289261"/></text:h>
      <text:p text:style-name="P16">همان‌طور که گفته شد برای نصب اسپارک ابتدا باید به سراغ نصب هدوپ برویم. به این منظور این ابزار را در مسیر </text:p>
      <text:p text:style-name="P16"/>
      <text:list xml:id="list193050190655981" text:continue-list="list4086225540235204526" text:style-name="Code_20_Numbering">
        <text:list-item>
          <text:p text:style-name="P56">/usr/local/hadoop/</text:p>
        </text:list-item>
      </text:list>
      <text:p text:style-name="Text_20_body"/>
      <text:p text:style-name="P16">استخراج<text:note text:id="ftn1" text:note-class="footnote"><text:note-citation>2</text:note-citation><text:note-body><text:p text:style-name="P70">extract</text:p></text:note-body></text:note> می‌کنیم و در فایل ‎.bashrc این تنظیمات را انجام می‌دهیم</text:p>
      <text:p text:style-name="P16"/>
      <text:list xml:id="list193049362516835" text:continue-numbering="true" text:style-name="Code_20_Numbering">
        <text:list-item>
          <text:p text:style-name="P58">export HADOOP_PREFIX=/usr/local/hadoop</text:p>
        </text:list-item>
        <text:list-item>
          <text:p text:style-name="P58">export PATH=$PATH:$HADOOP_PREFIX/bin </text:p>
        </text:list-item>
      </text:list>
      <text:p text:style-name="P17"><text:span text:style-name="T30">همچنین تنظیمات</text:span> لازم برای اجرای اسپارک <text:s/>نیز به این فایل اضافه <text:span text:style-name="T30">می گ</text:span>ر<text:span text:style-name="T30">د</text:span>د:</text:p>
      <text:p text:style-name="P17"><text:soft-page-break/></text:p>
      <text:list xml:id="list193050610264335" text:continue-numbering="true" text:style-name="Code_20_Numbering">
        <text:list-item>
          <text:p text:style-name="P58">export SPARK_PREFIX=/usr/local/spark</text:p>
        </text:list-item>
        <text:list-item>
          <text:p text:style-name="P58">export PATH=$PATH:$SPARK_PREFIX/bin</text:p>
        </text:list-item>
        <text:list-item>
          <text:p text:style-name="P58">export PATH=$PATH:$SPARK_PREFIX/sbin</text:p>
        </text:list-item>
        <text:list-item>
          <text:p text:style-name="P58">export PYSPARK_PYTHON=python3</text:p>
        </text:list-item>
      </text:list>
      <text:p text:style-name="Text_20_body"/>
      <text:p text:style-name="P18">بعد از این مرحله می‌توان به سراغ نصب ابزار spark رفت.</text:p>
      <text:h text:style-name="Heading_20_2" text:outline-level="2"><text:bookmark-start text:name="__RefHeading___Toc2346_1791289261"/>نصب اسپارک<text:bookmark-end text:name="__RefHeading___Toc2346_1791289261"/></text:h>
      <text:p text:style-name="P46"><text:span text:style-name="T31">برای نصب اسپارک</text:span> فایل فشرده دانلود شده اسپارک را در مسیر <text:span text:style-name="T32">زیر </text:span>استخراج کرد.</text:p>
      <text:list xml:id="list193049040010569" text:continue-numbering="true" text:style-name="Code_20_Numbering">
        <text:list-item>
          <text:p text:style-name="P57">/usr/local/<text:span text:style-name="T3">spark</text:span>/</text:p>
        </text:list-item>
      </text:list>
      <text:p text:style-name="P46">به این ترتیب با توجه به اینکه مسیر فایل‌های اجرای هدوپ و اسپارت را در path قرار داده‌ایم می‌توان دستورات این دو <text:span text:style-name="T33">ابزار</text:span> را مستقیم و بدون اشاره به مسیر اجرا کرد.</text:p>
      <text:p text:style-name="P19">توجه به این نکته ضروری به نظر می‌رسد که اسپارک به صورت پیشفرض از پایتون پیشفرض که نسخه 2.7 است استفاده می‌کند ولی ما در این سند قصد استفاده از پایتون نسخه 3 را داریم به همین منظور خط شماره 7 در تنظیمات اضافه شده است.</text:p>
      <text:h text:style-name="Heading_20_2" text:outline-level="2"><text:bookmark-start text:name="__RefHeading___Toc2348_1791289261"/>نصب به عنوان ماژول پایتون <text:bookmark-end text:name="__RefHeading___Toc2348_1791289261"/></text:h>
      <text:p text:style-name="P42">در مرحله فعلی می‌توان از پای اسپارک و اسپارک استفاده کرد ولی <text:span text:style-name="T34">این کتابخانه </text:span>در پایتون سیستم عامل یا virtualenv قابل شناسایی نیست.</text:p>
      <text:p text:style-name="P43">برای این منظور باید ابزار pyspark که همراه با بسته دانلود شده اسپارک است را در حالت develop <text:span text:style-name="T20">بر روی مفسر پایتون مورد نظر </text:span>نصب کنیم. </text:p>
      <text:p text:style-name="P42">لازم به ذکر است نصب در حالت develop مهم است چرا که این <text:span text:style-name="T21">کتابخانه</text:span> از آدرس دهی محلی برای دسترسی به فایل‌های اسپارک استفاده کرده است <text:span text:style-name="T22">و نصب در حالت develop پوشه جاری را به بسته های نصب شده اضافه می‌کند ولی نصب در حالت production پوشه مربوط به کتابخانه را به دایرکتوری کتابخانه‌های پایتون مورد نظر منتقل می‌کند و در نتیجه </text:span>در صورتی که <text:span text:style-name="T22">pyspark </text:span>به صورت production نصب شود مسیر ها به هم می‌خورد.</text:p>
      <text:p text:style-name="P44">فرض کنیم که قصد ساخت یک venv جدید برای کار با اسپارک را داریم. <text:span text:style-name="T19">به این منظور در مسیردلخواه دستور زیر را وارد می کنیم:</text:span></text:p>
      <text:list xml:id="list193049829427618" text:continue-numbering="true" text:style-name="Code_20_Numbering">
        <text:list-item>
          <text:p text:style-name="P65">python3 -m venv pyspark_env</text:p>
        </text:list-item>
      </text:list>
      <text:p text:style-name="P45">به این ترتیب یک مفسر جدید که می‌توان گفت یک کپی از پایتون سیستم عامل شما است در مسیر خواسته شده ساخته می شود.</text:p>
      <text:p text:style-name="P20"><text:span text:style-name="T23">اکنون برای استفاده از این مفسر جدید باید آن </text:span>را <text:span text:style-name="T29">فعال </text:span>کرده و با استفاده از دستور pip مربوط به پایتون مورد نظر<text:span text:style-name="T24"> کتابخانه‌ی pyspark را نصب کرد.</text:span></text:p>
      <text:list xml:id="list193050673943305" text:continue-numbering="true" text:style-name="Code_20_Numbering">
        <text:list-item>
          <text:p text:style-name="P59">. <text:span text:style-name="T18">&lt;where your python interpriter live&gt;/bin/activate</text:span></text:p>
        </text:list-item>
        <text:list-item>
          <text:p text:style-name="P59">cd /usr/local/spark/python/</text:p>
        </text:list-item>
        <text:list-item>
          <text:p text:style-name="P60">pip install -e .</text:p>
        </text:list-item>
      </text:list>
      <text:p text:style-name="P29"><text:span text:style-name="T25">اکنون می‌توان</text:span> به صورت مستقیم pyspark را در پایتون انتخابی import و اجرا کرد.</text:p>
      <text:h text:style-name="P53" text:outline-level="1"><text:bookmark-start text:name="__RefHeading___Toc2350_1791289261"/>اجرا<text:bookmark-end text:name="__RefHeading___Toc2350_1791289261"/></text:h>
      <text:p text:style-name="P21"><text:span text:style-name="T26">با استناد به فرآیند نصب که در بخش قبل توضیح داده شد </text:span>اکنون در <text:span text:style-name="T35">سه</text:span> حالت می‌توانیم برنامه‌های خود را تحت pyspark اجرا کنیم</text:p>
      <text:h text:style-name="Heading_20_2" text:outline-level="2"><text:bookmark-start text:name="__RefHeading___Toc2352_1791289261"/>مستقیماً با استفاده از کنسول pyspark<text:bookmark-end text:name="__RefHeading___Toc2352_1791289261"/></text:h>
      <text:p text:style-name="P21">به این منظور می‌توان دستور pyspark را در خط فرمان اجرا کرد</text:p>
      <text:list xml:id="list193049731007870" text:continue-numbering="true" text:style-name="Code_20_Numbering">
        <text:list-item>
          <text:p text:style-name="P61"><text:soft-page-break/># pyspark</text:p>
        </text:list-item>
      </text:list>
      <text:p text:style-name="P41">علامت # نشان می‌دهد که این دستور با دسترسی root اجرا شده است.</text:p>
      <text:p text:style-name="P22">که بعد از اجرای این دستور خروجی شبیه به این در کنسول ظاهر می‌شود (لاگ ها برای کم کردن حجم حذف شده اند)</text:p>
      <text:list xml:id="list193050686205375" text:continue-numbering="true" text:style-name="Code_20_Numbering">
        <text:list-item>
          <text:p text:style-name="Code">Python 3.4.2 (default, Oct <text:s/>8 2014, 10:45:20) </text:p>
        </text:list-item>
        <text:list-item>
          <text:p text:style-name="Code">[GCC 4.9.1] on linux</text:p>
        </text:list-item>
        <text:list-item>
          <text:p text:style-name="Code">Type "help", "copyright", "credits" or "license" for more information.</text:p>
        </text:list-item>
        <text:list-item>
          <text:p text:style-name="Code">Setting default log level to "WARN".</text:p>
        </text:list-item>
        <text:list-item>
          <text:p text:style-name="Code">To adjust logging level use sc.setLogLevel(newLevel). For SparkR, use setLogLevel(newLevel).</text:p>
        </text:list-item>
        <text:list-item>
          <text:p text:style-name="P62">........................................</text:p>
        </text:list-item>
        <text:list-item>
          <text:p text:style-name="Code">Welcome to</text:p>
        </text:list-item>
        <text:list-item>
          <text:p text:style-name="Code"><text:s text:c="6"/>____ <text:s text:c="13"/>__</text:p>
        </text:list-item>
        <text:list-item>
          <text:p text:style-name="Code"><text:s text:c="5"/>/ __/__ <text:s/>___ _____/ /__</text:p>
        </text:list-item>
        <text:list-item>
          <text:p text:style-name="Code"><text:s text:c="4"/>_\ \/ _ \/ _ `/ __/ <text:s/>'_/</text:p>
        </text:list-item>
        <text:list-item>
          <text:p text:style-name="Code"><text:s text:c="3"/>/__ / .__/\_,_/_/ /_/\_\ <text:s text:c="2"/>version 2.1.1</text:p>
        </text:list-item>
        <text:list-item>
          <text:p text:style-name="Code"><text:s text:c="6"/>/_/</text:p>
        </text:list-item>
        <text:list-item>
          <text:p text:style-name="Code"/>
        </text:list-item>
        <text:list-item>
          <text:p text:style-name="Code">Using Python version 3.4.2 (default, Oct <text:s/>8 2014 10:45:20)</text:p>
        </text:list-item>
        <text:list-item>
          <text:p text:style-name="Code">SparkSession available as 'spark'.</text:p>
        </text:list-item>
        <text:list-item>
          <text:p text:style-name="Code">&gt;&gt;&gt; </text:p>
        </text:list-item>
      </text:list>
      <text:p text:style-name="P22"><text:span text:style-name="T27">با این کار کنسول پایتون در حالت interactive فعال شده و </text:span>در ادامه می‌توانید دستورات پایتون و دستورات pyspark استفاده کنید.</text:p>
      <text:h text:style-name="P49" text:outline-level="2"><text:bookmark-start text:name="__RefHeading___Toc2354_1791289261"/>استفاده از spark-submit <text:bookmark-end text:name="__RefHeading___Toc2354_1791289261"/></text:h>
      <text:p text:style-name="P23">در هنگام استفاده‌ از spark-submit می‌توانید فایل اسکر<text:span text:style-name="T28">یپ</text:span>ت برنامه خود را به اسپارک برای اجرا بدهید. ابزار run_example نیز از همین دستور استفاده می‌کند.</text:p>
      <text:p text:style-name="P23">به این منظور دستوری شبیه به این را در خط فرمان می‌دهیم</text:p>
      <text:list xml:id="list193050033710922" text:continue-numbering="true" text:style-name="Code_20_Numbering">
        <text:list-item>
          <text:p text:style-name="P63">spark-submit pi.py 10</text:p>
        </text:list-item>
      </text:list>
      <text:p text:style-name="P47">ورودی اول دستور spark-submit است </text:p>
      <text:p text:style-name="P47">ورودی دوم اسکرپت پایتونی که قصد اجرای <text:span text:style-name="T36">آن را</text:span> داریم که در این مثال از یکی از sample های خود اسپارک <text:span text:style-name="T37">به نام pi.py </text:span>استفاده کرده‌ایم</text:p>
      <text:p text:style-name="P47">ورودی سوم آرگومان ورودی مورد نیاز اسکریپت پایتون است.</text:p>
      <text:p text:style-name="P24"><text:s/><text:span text:style-name="T4">با اجرای این دستور خروجی شبیه به این ظاهر می‌شود</text:span></text:p>
      <text:list xml:id="list193050878206664" text:continue-numbering="true" text:style-name="Code_20_Numbering">
        <text:list-item>
          <text:p text:style-name="Code">Pi is roughly 3.220000</text:p>
        </text:list-item>
      </text:list>
      <text:p text:style-name="P23">لازم به ذکر اینکه در این حالت باید مفسر پایتون مورد نظر فعال شده باشد.</text:p>
      <text:p text:style-name="P25">نیازی به توضیح نیست که لاگ ها برای کم کردن حجم در این سند حذف شده اند.</text:p>
      <text:h text:style-name="P50" text:outline-level="2"><text:bookmark-start text:name="__RefHeading___Toc2356_1791289261"/>اجرای مستقیم کد پایتون<text:bookmark-end text:name="__RefHeading___Toc2356_1791289261"/></text:h>
      <text:p text:style-name="P26">به این منظور به طور مستقیم اسکریپت پایتون نوشته شده را با مفسر پایتون انتخابی اجرا می‌کنیم. به این منظور از دستوری شبیه به این استفاده می کنیم.</text:p>
      <text:list xml:id="list193049071088410" text:continue-numbering="true" text:style-name="Code_20_Numbering">
        <text:list-item>
          <text:p text:style-name="P64"><text:soft-page-break/>python pi.py 10</text:p>
        </text:list-item>
      </text:list>
      <text:p text:style-name="P27">و خروجی شبیه به خروجی روش اجرای قبل را خواهیم داش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Tahoma" svg:font-family="Tahoma" style:font-family-generic="swiss"/>
    <style:font-face style:name="DejaVu Sans Mono" svg:font-family="'DejaVu Sans Mono'" style:font-family-generic="modern" style:font-pitch="fixed"/>
    <style:font-face style:name="NSimSun" svg:font-family="NSimSun" style:font-family-generic="modern" style:font-pitch="fixed"/>
    <style:font-face style:name="110_Besmellah" svg:font-family="110_Besmellah" style:font-pitch="variable"/>
    <style:font-face style:name="2  Nazanin" svg:font-family="'2  Nazanin'" style:font-pitch="variable"/>
    <style:font-face style:name="2  Nazanin1" svg:font-family="'2  Nazanin'" style:font-adornments="Regular" style:font-pitch="variable"/>
    <style:font-face style:name="B Nazanin1" svg:font-family="'B Nazanin'" style:font-adornments="Bold" style:font-pitch="variable"/>
    <style:font-face style:name="B Nazanin" svg:font-family="'B Nazanin'" style:font-adornments="Regular" style:font-pitch="variable"/>
    <style:font-face style:name="B Titr" svg:font-family="'B Titr'" style:font-adornments="Bold" style:font-pitch="variable"/>
    <style:font-face style:name="Arial1"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B Nazanin" style:font-family-complex="'B Nazanin'" style:font-style-name-complex="Regular"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writing-mode="rl-tb"/>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B Nazanin1" style:font-family-complex="'B Nazanin'" style:font-style-name-complex="Bold" style:font-pitch-complex="variable" style:font-size-complex="14pt" style:font-weight-complex="bold"/>
    </style:style>
    <style:style style:name="Text_20_body" style:display-name="Text body" style:family="paragraph" style:parent-style-name="Standard" style:class="text" style:master-page-name="">
      <style:paragraph-properties fo:margin-top="0in" fo:margin-bottom="0in" loext:contextual-spacing="false" fo:line-height="0.2362in" fo:text-align="end" style:justify-single-word="false" style:page-number="auto" style:shadow="none" style:writing-mode="rl-tb">
        <style:tab-stops>
          <style:tab-stop style:position="2.2354in"/>
        </style:tab-stops>
      </style:paragraph-properties>
      <style:text-properties fo:font-size="11pt" style:font-size-asian="10.5pt"/>
    </style:style>
    <style:style style:name="List" style:family="paragraph" style:parent-style-name="Text_20_body" style:class="list">
      <style:text-properties style:font-name="Arial" fo:font-family="Arial" style:font-family-generic="swiss" style:font-size-asian="12pt" style:font-name-complex="2  Nazanin1" style:font-family-complex="'2  Nazanin'" style:font-style-name-complex="Regular" style:font-pitch-complex="variable"/>
    </style:style>
    <style:style style:name="Caption" style:family="paragraph" style:parent-style-name="Standard" style:auto-update="true" style:class="extra" style:master-page-name="">
      <style:paragraph-properties fo:margin-top="0.0835in" fo:margin-bottom="0.0835in" loext:contextual-spacing="false" fo:text-align="center" style:justify-single-word="false" style:page-number="auto" text:number-lines="false" text:line-number="0" style:writing-mode="rl-tb"/>
      <style:text-properties style:font-size-asian="10.5pt"/>
    </style:style>
    <style:style style:name="Index" style:family="paragraph" style:parent-style-name="Standard" style:class="index">
      <style:paragraph-properties text:number-lines="false" text:line-number="0" style:writing-mode="rl-tb"/>
      <style:text-properties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auto-update="true" style:class="chapter">
      <style:paragraph-properties fo:text-align="center" style:justify-single-word="false" style:writing-mode="rl-tb"/>
      <style:text-properties fo:font-size="18pt" fo:font-weight="bold" style:font-size-asian="18pt" style:font-weight-asian="bold" style:font-name-complex="B Titr" style:font-family-complex="'B Titr'" style:font-style-name-complex="Bold" style:font-pitch-complex="variable" style:font-size-complex="22pt" style:font-weight-complex="bold"/>
    </style:style>
    <style:style style:name="Subtitle" style:family="paragraph" style:parent-style-name="Heading" style:next-style-name="Text_20_body" style:auto-update="true" style:class="chapter" style:master-page-name="">
      <style:paragraph-properties fo:margin-top="0.0783in" fo:margin-bottom="0.0827in" loext:contextual-spacing="false" fo:line-height="100%" fo:text-align="center" style:justify-single-word="false" style:page-number="auto" style:writing-mode="rl-tb">
        <style:tab-stops/>
      </style:paragraph-properties>
      <style:text-properties fo:font-weight="bold"/>
    </style:style>
    <style:style style:name="Heading_20_1" style:display-name="Heading 1" style:family="paragraph" style:parent-style-name="Heading" style:next-style-name="Text_20_body" style:default-outline-level="1" style:class="text">
      <style:paragraph-properties style:writing-mode="rl-tb"/>
      <style:text-properties fo:font-size="16pt" fo:font-weight="bold" style:font-size-complex="20pt"/>
    </style:style>
    <style:style style:name="Heading_20_2" style:display-name="Heading 2" style:family="paragraph" style:parent-style-name="Heading" style:next-style-name="Text_20_body" style:default-outline-level="2" style:class="text">
      <style:paragraph-properties style:writing-mode="rl-tb">
        <style:tab-stops/>
      </style:paragraph-properties>
      <style:text-properties fo:font-size="15pt" fo:font-weight="bold" style:font-size-complex="18pt"/>
    </style:style>
    <style:style style:name="Heading_20_3" style:display-name="Heading 3" style:family="paragraph" style:parent-style-name="Heading" style:next-style-name="Text_20_body" style:default-outline-level="3" style:class="text">
      <style:paragraph-properties style:writing-mode="rl-tb"/>
      <style:text-properties fo:font-size="14pt" fo:font-weight="bold" fo:background-color="transparent" style:font-size-asian="14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de" style:family="paragraph" style:parent-style-name="Text_20_body" style:auto-update="true" style:list-style-name="Code_20_Numbering" style:master-page-name="">
      <loext:graphic-properties draw:fill="solid" draw:fill-color="#cccccc" draw:opacity="100%"/>
      <style:paragraph-properties fo:margin-top="0in" fo:margin-bottom="0in" loext:contextual-spacing="false" fo:text-align="start" style:justify-single-word="false" style:register-true="true" style:page-number="auto" fo:background-color="#cccccc" fo:padding="0in" fo:border="none" style:shadow="none" text:number-lines="true" text:line-number="1" style:writing-mode="lr-tb">
        <style:tab-stops/>
      </style:paragraph-properties>
      <style:text-properties style:font-name="DejaVu Sans Mono" fo:font-family="'DejaVu Sans Mono'" style:font-family-generic="modern" style:font-pitch="fixed" fo:font-size="10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auto-update="true" style:class="extra" style:master-page-name="">
      <style:paragraph-properties fo:text-align="center" style:justify-single-word="false" style:page-number="auto">
        <style:tab-stops/>
      </style:paragraph-properties>
      <style:text-properties fo:font-style="normal" style:font-style-complex="normal"/>
    </style:style>
    <style:style style:name="شکل" style:family="paragraph" style:parent-style-name="Caption" style:auto-update="true">
      <style:paragraph-properties fo:text-align="center" style:justify-single-word="false"/>
      <style:text-properties fo:font-style="normal" style:font-style-complex="normal"/>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line-height="0.1965in" fo:text-indent="-0.2354in"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جدول" style:family="paragraph" style:parent-style-name="Caption" style:auto-update="true">
      <style:paragraph-properties fo:text-align="center" style:justify-single-word="false"/>
      <style:text-properties fo:font-style="normal" style:font-style-complex="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نمودار" style:family="paragraph" style:parent-style-name="Caption">
      <style:paragraph-properties fo:text-align="center" style:justify-single-word="false"/>
      <style:text-properties fo:font-style="normal" style:font-style-complex="normal"/>
    </style:style>
    <style:style style:name="کد" style:family="paragraph" style:parent-style-name="Caption"/>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NSimSun" style:font-family-asian="NSimSu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rl-tb"/>
      <style:text-properties style:use-window-font-color="true" fo:font-size="13pt" fo:font-style="normal" fo:font-weight="bold" style:font-size-asian="95%" style:font-style-asian="italic" style:font-weight-asian="bold" style:font-size-complex="14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تيتر_20_مقاله" style:display-name="تيتر مقاله" style:family="paragraph" style:parent-style-name="Header" style:default-outline-level="">
      <style:paragraph-properties fo:margin-top="0.4165in" fo:margin-bottom="0.139in" loext:contextual-spacing="false" fo:text-align="center" style:justify-single-word="false">
        <style:tab-stops>
          <style:tab-stop style:position="3.3465in" style:type="center"/>
          <style:tab-stop style:position="6.2992in" style:type="right"/>
        </style:tab-stops>
      </style:paragraph-properties>
      <style:text-properties fo:font-size="12pt" fo:font-weight="bold" style:font-size-asian="12pt" style:font-weight-asian="bold" style:font-size-complex="18pt" style:font-weight-complex="bold"/>
    </style:style>
    <style:style style:name="Figure" style:family="paragraph" style:parent-style-name="Standard" style:default-outline-level="">
      <style:paragraph-properties fo:margin-left="0in" fo:margin-right="0in" fo:margin-top="0.0835in" fo:margin-bottom="0.139in" loext:contextual-spacing="false" fo:text-align="center" style:justify-single-word="false" fo:orphans="0" fo:widows="0" fo:text-indent="0in" style:auto-text-indent="false" fo:keep-with-next="always"/>
      <style:text-properties fo:font-size="10pt" style:font-size-asian="10pt" style:font-size-complex="10pt" style:language-complex="ar" style:country-complex="SA"/>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NSimSun" style:font-family-asian="NSimSun" style:font-family-generic-asian="modern" style:font-pitch-asian="fixed"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auto-update="true">
      <style:graphic-properties svg:width="0.1339in" style:rel-width="2%" svg:height="0.1689in" fo:min-height="2%" text:anchor-type="paragraph" svg:x="0in" svg:y="0in" fo:margin-left="0in" fo:margin-right="0in" fo:margin-top="0in" fo:margin-bottom="0in" style:wrap="none" style:vertical-pos="from-top" style:vertical-rel="paragraph-content" style:horizontal-pos="from-left" style:horizontal-rel="paragraph-content" fo:background-color="transparent" draw:fill="none" draw:fill-color="#729fcf" fo:padding="0in" fo:border="none" style:shadow="none" draw:shadow-opacity="100%" style:writing-mode="lr-tb" loext:rel-width-rel="paragraph" loext:rel-height-rel="paragraph">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hadow="none" draw:shadow-opacity="100%" style:writing-mode="lr-tb">
        <style:columns fo:column-count="1" fo:column-gap="0in"/>
      </style:graphic-properties>
    </style:style>
    <text:outline-style style:name="Outline">
      <text:outline-level-style text:level="1" style:num-suffix=" : " style:num-format="1">
        <style:list-level-properties text:list-level-position-and-space-mode="label-alignment" fo:text-align="end">
          <style:list-level-label-alignment text:label-followed-by="nothing" fo:text-indent="-0.3in" fo:margin-left="0.3in"/>
        </style:list-level-properties>
      </text:outline-level-style>
      <text:outline-level-style text:level="2" style:num-suffix=" : " style:num-format="1" text:display-levels="2">
        <style:list-level-properties text:list-level-position-and-space-mode="label-alignment" fo:text-align="end">
          <style:list-level-label-alignment text:label-followed-by="nothing" fo:text-indent="-0.4in" fo:margin-left="0.4in"/>
        </style:list-level-properties>
      </text:outline-level-style>
      <text:outline-level-style text:level="3" style:num-suffix=" : " style:num-format="1" text:display-levels="3">
        <style:list-level-properties text:list-level-position-and-space-mode="label-alignment" fo:text-align="end">
          <style:list-level-label-alignment text:label-followed-by="nothing" fo:text-indent="-0.5in" fo:margin-left="0.5in"/>
        </style:list-level-properties>
      </text:outline-level-style>
      <text:outline-level-style text:level="4" style:num-suffix=" : " style:num-format="1" text:display-levels="4">
        <style:list-level-properties text:list-level-position-and-space-mode="label-alignment" fo:text-align="end">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fo:text-align="end">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fo:text-align="end">
          <style:list-level-label-alignment text:label-followed-by="nothing" fo:text-indent="-0.8in" fo:margin-left="0.8in"/>
        </style:list-level-properties>
      </text:outline-level-style>
      <text:outline-level-style text:level="7" style:num-suffix=" : " style:num-format="1" text:display-levels="7">
        <style:list-level-properties text:list-level-position-and-space-mode="label-alignment" fo:text-align="end">
          <style:list-level-label-alignment text:label-followed-by="nothing" fo:text-indent="-0.9in" fo:margin-left="0.9in"/>
        </style:list-level-properties>
      </text:outline-level-style>
      <text:outline-level-style text:level="8" style:num-suffix=" : " style:num-format="1" text:display-levels="8">
        <style:list-level-properties text:list-level-position-and-space-mode="label-alignment" fo:text-align="end">
          <style:list-level-label-alignment text:label-followed-by="nothing" fo:text-indent="-1in" fo:margin-left="1in"/>
        </style:list-level-properties>
      </text:outline-level-style>
      <text:outline-level-style text:level="9" style:num-suffix=" : " style:num-format="1" text:display-levels="9">
        <style:list-level-properties text:list-level-position-and-space-mode="label-alignment" fo:text-align="end">
          <style:list-level-label-alignment text:label-followed-by="nothing" fo:text-indent="-1.1in" fo:margin-left="1.1in"/>
        </style:list-level-properties>
      </text:outline-level-style>
      <text:outline-level-style text:level="10" style:num-suffix=" : " style:num-format="1" text:display-levels="10">
        <style:list-level-properties text:list-level-position-and-space-mode="label-alignment" fo:text-align="end">
          <style:list-level-label-alignment text:label-followed-by="nothing" fo:text-indent="-1.2in" fo:margin-left="1.2in"/>
        </style:list-level-properties>
      </text:outline-level-style>
    </text:outline-style>
    <text:list-style style:name="Code_20_Numbering" style:display-name="Code Numbering">
      <text:list-level-style-number text:level="1" text:style-name="Numbering_20_Symbols"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text:style-name="Numbering_20_Symbols" style:num-format="1">
        <style:list-level-properties text:list-level-position-and-space-mode="label-alignment" fo:text-align="end">
          <style:list-level-label-alignment text:label-followed-by="space" fo:text-indent="-0.25in" fo:margin-left="0.75in"/>
        </style:list-level-properties>
      </text:list-level-style-number>
      <text:list-level-style-number text:level="3" text:style-name="Numbering_20_Symbols" style:num-format="1">
        <style:list-level-properties text:list-level-position-and-space-mode="label-alignment" fo:text-align="end">
          <style:list-level-label-alignment text:label-followed-by="space" fo:text-indent="-0.25in" fo:margin-left="1in"/>
        </style:list-level-properties>
      </text:list-level-style-number>
      <text:list-level-style-number text:level="4" text:style-name="Numbering_20_Symbols" style:num-format="1">
        <style:list-level-properties text:list-level-position-and-space-mode="label-alignment" fo:text-align="end">
          <style:list-level-label-alignment text:label-followed-by="space" fo:text-indent="-0.25in" fo:margin-left="1.25in"/>
        </style:list-level-properties>
      </text:list-level-style-number>
      <text:list-level-style-number text:level="5" text:style-name="Numbering_20_Symbols" style:num-format="1">
        <style:list-level-properties text:list-level-position-and-space-mode="label-alignment" fo:text-align="end">
          <style:list-level-label-alignment text:label-followed-by="space" fo:text-indent="-0.25in" fo:margin-left="1.5in"/>
        </style:list-level-properties>
      </text:list-level-style-number>
      <text:list-level-style-number text:level="6" text:style-name="Numbering_20_Symbols" style:num-format="1">
        <style:list-level-properties text:list-level-position-and-space-mode="label-alignment" fo:text-align="end">
          <style:list-level-label-alignment text:label-followed-by="space" fo:text-indent="-0.25in" fo:margin-left="1.75in"/>
        </style:list-level-properties>
      </text:list-level-style-number>
      <text:list-level-style-number text:level="7" text:style-name="Numbering_20_Symbols" style:num-format="1">
        <style:list-level-properties text:list-level-position-and-space-mode="label-alignment" fo:text-align="end">
          <style:list-level-label-alignment text:label-followed-by="space" fo:text-indent="-0.25in" fo:margin-left="2in"/>
        </style:list-level-properties>
      </text:list-level-style-number>
      <text:list-level-style-number text:level="8" text:style-name="Numbering_20_Symbols" style:num-format="1">
        <style:list-level-properties text:list-level-position-and-space-mode="label-alignment" fo:text-align="end">
          <style:list-level-label-alignment text:label-followed-by="space" fo:text-indent="-0.25in" fo:margin-left="2.25in"/>
        </style:list-level-properties>
      </text:list-level-style-number>
      <text:list-level-style-number text:level="9" text:style-name="Numbering_20_Symbols" style:num-format="1">
        <style:list-level-properties text:list-level-position-and-space-mode="label-alignment" fo:text-align="end">
          <style:list-level-label-alignment text:label-followed-by="space" fo:text-indent="-0.25in" fo:margin-left="2.5in"/>
        </style:list-level-properties>
      </text:list-level-style-number>
      <text:list-level-style-number text:level="10" text:style-name="Numbering_20_Symbols" style:num-format="1">
        <style:list-level-properties text:list-level-position-and-space-mode="label-alignment" fo:text-align="end">
          <style:list-level-label-alignment text:label-followed-by="space"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Header_20_left">
      <style:paragraph-properties fo:text-align="start" style:justify-single-word="false"/>
      <style:text-properties officeooo:paragraph-rsid="0356679e"/>
    </style:style>
    <style:style style:name="MP2" style:family="paragraph" style:parent-style-name="Header_20_left">
      <style:paragraph-properties fo:text-align="end" style:justify-single-word="false"/>
      <style:text-properties officeooo:paragraph-rsid="034c5a02"/>
    </style:style>
    <style:style style:name="MP3" style:family="paragraph" style:parent-style-name="Header_20_left">
      <style:paragraph-properties fo:text-align="start" style:justify-single-word="false"/>
      <style:text-properties officeooo:paragraph-rsid="03503af4"/>
    </style:style>
    <style:style style:name="MP4" style:family="paragraph" style:parent-style-name="Header_20_left">
      <style:paragraph-properties fo:text-align="end" style:justify-single-word="false"/>
      <style:text-properties officeooo:paragraph-rsid="0351da47"/>
    </style:style>
    <style:style style:name="MP5" style:family="paragraph" style:parent-style-name="Header">
      <style:paragraph-properties fo:text-align="start" style:justify-single-word="false" fo:padding="0.0291in" fo:border-left="none" fo:border-right="none" fo:border-top="none" fo:border-bottom="0.99pt solid #000000" style:join-border="false"/>
      <style:text-properties officeooo:paragraph-rsid="02389059"/>
    </style:style>
    <style:style style:name="MP6" style:family="paragraph" style:parent-style-name="Header">
      <style:paragraph-properties fo:text-align="end" style:justify-single-word="false" fo:padding="0.0291in" fo:border-left="none" fo:border-right="none" fo:border-top="none" fo:border-bottom="0.99pt solid #000000" style:writing-mode="rl-tb" style:join-border="false"/>
    </style:style>
    <style:page-layout style:name="Mpm1" style:page-usage="mirrored">
      <style:page-layout-properties fo:page-width="8.2681in" fo:page-height="11.6929in" style:num-format="1" style:print-orientation="portrait" fo:margin-top="0.7874in" fo:margin-bottom="0.7874in" fo:margin-left="0.7874in" fo:margin-right="0.7874in" style:shadow="none" fo:background-color="transparent" style:writing-mode="rl-tb" draw:fill="none" draw:fill-color="#729fcf" style:footnote-max-height="0in">
        <style:columns fo:column-count="1" fo:column-gap="0in"/>
        <style:footnote-sep style:width="0.0071in" style:distance-before-sep="0.0398in" style:distance-after-sep="0.0398in" style:line-style="solid" style:adjustment="righ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order="4.99pt double #000000" style:border-line-width="0.0102in 0.0382in 0.0209in" fo:padding="0.1965in" style:shadow="none" fo:background-color="transparent" style:writing-mode="rl-tb" draw:fill="none" draw:fill-color="#729fcf" style:footnote-max-height="0in">
        <style:columns fo:column-count="1" fo:column-gap="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rl-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fo:background-color="transparent" style:writing-mode="rl-tb" draw:fill="none" draw:fill-color="#729fcf" style:footnote-max-height="0in">
        <style:columns fo:column-count="1" fo:column-gap="0in"/>
        <style:footnote-sep style:width="0.0071in" style:distance-before-sep="0.0398in" style:distance-after-sep="0.0398in" style:line-style="solid" style:adjustment="center" style:rel-width="50%" style:color="#000000"/>
      </style:page-layout-properties>
      <style:header-style>
        <style:header-footer-properties fo:min-height="0in" fo:margin-left="0in" fo:margin-right="0in" fo:margin-bottom="0.1965in"/>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center" style:rel-width="50%" style:color="#000000"/>
      </style:page-layout-properties>
      <style:header-style>
        <style:header-footer-properties fo:min-height="0in" fo:margin-left="0in" fo:margin-right="0in" fo:margin-bottom="0.1965in"/>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نصب راه اندازی و اجرای PySpark</text:title> - <text:page-number text:select-page="current">3</text:page-number></text:p>
      </style:header>
      <style:header-left>
        <text:p text:style-name="MP2"><text:page-number text:select-page="current">4</text:page-number> - <text:title>نصب راه اندازی و اجرای PySpark</text:title></text:p>
      </style:header-left>
    </style:master-page>
    <style:master-page style:name="First_20_Page" style:display-name="First Page" style:page-layout-name="Mpm2" style:next-style-name="Index"/>
    <style:master-page style:name="HTML" style:page-layout-name="Mpm3"/>
    <style:master-page style:name="Index" style:page-layout-name="Mpm4">
      <style:header>
        <text:p text:style-name="MP3"><text:page-number style:num-format="یک, دو, سه, ..." text:select-page="current">سه</text:page-number></text:p>
      </style:header>
      <style:header-left>
        <text:p text:style-name="MP4"><text:page-number style:num-format="یک, دو, سه, ..." text:select-page="current">دو</text:page-number></text:p>
      </style:header-left>
    </style:master-page>
    <style:master-page style:name="Left_20_Page" style:display-name="Left Page" style:page-layout-name="Mpm5" style:next-style-name="Right_20_Page">
      <style:header>
        <text:p text:style-name="MP5"><text:title>نصب راه اندازی و اجرای PySpark</text:title> - <text:page-number style:num-format="1" text:select-page="current">0</text:page-number></text:p>
      </style:header>
    </style:master-page>
    <style:master-page style:name="Right_20_Page" style:display-name="Right Page" style:page-layout-name="Mpm6" style:next-style-name="Left_20_Page">
      <style:header>
        <text:p text:style-name="MP6"><text:page-number style:num-format="1" text:select-page="current">0</text:page-number> - <text:title>نصب راه اندازی و اجرای PySpark</text:title></text:p>
      </style:header>
    </style:master-page>
    <style:master-page style:name="Landscape" style:page-layout-name="Mpm7"/>
    <style:master-page style:name="Envelope" style:page-layout-name="Mpm8"/>
    <style:master-page style:name="Endnote" style:page-layout-name="Mpm9"/>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9:15:38.837071867</meta:creation-date>
    <meta:editing-duration>P0D</meta:editing-duration>
    <meta:editing-cycles>1</meta:editing-cycles>
    <meta:generator>LibreOffice/5.2.7.2$Linux_X86_64 LibreOffice_project/20m0$Build-2</meta:generator>
    <dc:subject>پروژه درس تحلیل‌ها و سیستم‌های داده های حجیم</dc:subject>
    <dc:title>نصب راه اندازی و اجرای PySpark</dc:title>
    <dc:description>توضیحات</dc:description>
    <meta:keyword>کلیدواژه‌ها</meta:keyword>
    <meta:document-statistic meta:table-count="0" meta:image-count="0" meta:object-count="0" meta:page-count="8" meta:paragraph-count="110" meta:word-count="1233" meta:character-count="6332" meta:non-whitespace-character-count="5188"/>
    <meta:user-defined meta:name="Department">بخش</meta:user-defined>
    <meta:user-defined meta:name="English Title">English Title</meta:user-defined>
    <meta:user-defined meta:name="Group">گروه</meta:user-defined>
    <meta:template xlink:type="simple" xlink:actuate="onRequest" xlink:title="عنوان" xlink:href="../../../.config/libreoffice/4/user/template/official_template.ott" meta:date="2017-07-04T19:15:38.443447577"/>
  </office:meta>
</office:document-meta>
</file>